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A ANPD é responsável por fiscalizar o cumprimento da LGPD e aplicar sanções em caso de descumprimento, enquanto o Encarregado de Dados (DPO) atua como elo entre a empresa, os titulares dos dados e a própria ANPD, promovendo a conformidade e a transparência no tratamento de dados pessoais.</text:span></text:span></text:p>
      <text:h text:style-name="P1" text:outline-level="3"><text:s/>Atribuições da ANPD: Fiscalização e Penalidades</text:h>
      <text:p text:style-name="Text_20_body"><text:span text:style-name="T2">A </text:span><text:span text:style-name="Strong_20_Emphasis"><text:span text:style-name="T2">Autoridade Nacional de Proteção de Dados (ANPD)</text:span></text:span><text:span text:style-name="T2"> é o órgão responsável por zelar, implementar e fiscalizar o cumprimento da </text:span><text:span text:style-name="Strong_20_Emphasis"><text:span text:style-name="T2">Lei Geral de Proteção de Dados (LGPD)</text:span></text:span><text:span text:style-name="T2">. Suas principais atribuições incluem:</text:span></text:p>
      <text:list xml:id="list719735426" text:style-name="L1">
        <text:list-item>
          <text:p text:style-name="P3"><text:span text:style-name="Strong_20_Emphasis"><text:span text:style-name="T2">Fiscalização responsiva</text:span></text:span><text:span text:style-name="T2">, baseada em princípios como cooperação, proporcionalidade e transparência.</text:span></text:p>
        </text:list-item>
        <text:list-item>
          <text:p text:style-name="P3"><text:span text:style-name="Strong_20_Emphasis"><text:span text:style-name="T2">Aplicação de sanções administrativas</text:span></text:span><text:span text:style-name="T2">, como advertências, multas, bloqueio ou eliminação de dados pessoais, em caso de infrações à LGPD.</text:span></text:p>
        </text:list-item>
        <text:list-item>
          <text:p text:style-name="P3"><text:span text:style-name="Strong_20_Emphasis"><text:span text:style-name="T2">Promoção de medidas educativas e preventivas</text:span></text:span><text:span text:style-name="T2">, como consultas públicas, guias e orientações para estimular a conformidade voluntária.</text:span></text:p>
        </text:list-item>
      </text:list>
      <text:h text:style-name="P1" text:outline-level="3">Papel do Encarregado de Dados (DPO)</text:h>
      <text:p text:style-name="Text_20_body"><text:span text:style-name="T2">O </text:span><text:span text:style-name="Strong_20_Emphasis"><text:span text:style-name="T2">Encarregado de Proteção de Dados (DPO)</text:span></text:span><text:span text:style-name="T2"> é a pessoa indicada pela organização para atuar como </text:span><text:span text:style-name="Strong_20_Emphasis"><text:span text:style-name="T2">ponte entre a empresa, os titulares dos dados e a ANPD</text:span></text:span><text:span text:style-name="T2">. Suas responsabilidades incluem:</text:span></text:p>
      <text:list xml:id="list2979965812" text:style-name="L2">
        <text:list-item>
          <text:p text:style-name="P4"><text:span text:style-name="Strong_20_Emphasis"><text:span text:style-name="T2">Orientar os colaboradores</text:span></text:span><text:span text:style-name="T2"> sobre práticas de proteção de dados.</text:span></text:p>
        </text:list-item>
        <text:list-item>
          <text:p text:style-name="P4"><text:span text:style-name="Strong_20_Emphasis"><text:span text:style-name="T2">Receber e responder solicitações dos titulares</text:span></text:span><text:span text:style-name="T2">, como pedidos de acesso, correção ou exclusão de dados.</text:span></text:p>
        </text:list-item>
        <text:list-item>
          <text:p text:style-name="P4"><text:span text:style-name="Strong_20_Emphasis"><text:span text:style-name="T2">Interagir com a ANPD</text:span></text:span><text:span text:style-name="T2">, prestando esclarecimentos e cooperando em auditorias ou investigações.</text:span></text:p>
        </text:list-item>
        <text:list-item>
          <text:p text:style-name="P4"><text:span text:style-name="Strong_20_Emphasis"><text:span text:style-name="T2">Monitorar a conformidade interna</text:span></text:span><text:span text:style-name="T2">, sugerindo políticas e medidas de segurança para mitigar riscos.</text:span></text:p>
        </text:list-item>
      </text:list>
      <text:h text:style-name="P1" text:outline-level="3">Parágrafo explicativo</text:h>
      <text:p text:style-name="P5">O Encarregado de Dados, também conhecido como DPO (Data Protection Officer), é o profissional responsável por garantir que a empresa esteja em conformidade com a LGPD. Ele atua como um elo de comunicação entre a organização, os titulares dos dados e a ANPD. Isso significa que ele orienta os funcionários sobre boas práticas de privacidade, responde às solicitações dos cidadãos sobre seus dados pessoais e colabora com a ANPD em casos de fiscalização. Sua função é essencial para promover a transparência, a responsabilidade e a segurança no tratamento de dados dentro da empres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15:53.644585643</meta:creation-date>
    <dc:date>2025-11-08T15:18:52.996449170</dc:date>
    <meta:editing-duration>PT3M2S</meta:editing-duration>
    <meta:editing-cycles>1</meta:editing-cycles>
    <meta:document-statistic meta:table-count="0" meta:image-count="0" meta:object-count="0" meta:page-count="1" meta:paragraph-count="14" meta:word-count="318" meta:character-count="2080" meta:non-whitespace-character-count="1782"/>
    <meta:generator>LibreOffice/7.1.8.1$Linux_X86_64 LibreOffice_project/10$Build-1</meta:generator>
  </office:meta>
</office:document-meta>
</file>